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1000000E9E81027BAE931A6A8.png" manifest:media-type="image/png"/>
  <manifest:file-entry manifest:full-path="Pictures/1000000000000111000000E9080D79689719809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in"/>
    </style:style>
    <style:style style:name="Table3.C" style:family="table-column">
      <style:table-column-properties style:column-width="3.1771in"/>
    </style:style>
    <style:style style:name="Table3.A1" style:family="table-cell">
      <style:table-cell-properties style:vertical-align=""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" fo:background-color="#66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3.B2" style:family="table-cell">
      <style:table-cell-properties style:vertical-align="" fo:padding="0.0382in" fo:border-left="none" fo:border-right="none" fo:border-top="0.05pt solid #000000" fo:border-bottom="0.05pt solid #000000"/>
    </style:style>
    <style:style style:name="Table3.C2" style:family="table-cell">
      <style:table-cell-properties style:vertical-align="" fo:padding="0.0382in" fo:border-left="none" fo:border-right="0.05pt solid #000000" fo:border-top="0.05pt solid #000000" fo:border-bottom="0.05pt solid #000000"/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C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17cde4"/>
    </style:style>
    <style:style style:name="P2" style:family="paragraph" style:parent-style-name="Table_20_Contents">
      <style:text-properties officeooo:paragraph-rsid="00199386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bold" officeooo:rsid="000e084f" officeooo:paragraph-rsid="0024df7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officeooo:rsid="000e084f" officeooo:paragraph-rsid="0034b728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officeooo:rsid="002ccfc5" officeooo:paragraph-rsid="00303a16" fo:background-color="transparent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/>
    </style:style>
    <style:style style:name="P8" style:family="paragraph" style:parent-style-name="Table_20_Contents">
      <style:paragraph-properties fo:text-align="start" style:justify-single-word="false"/>
      <style:text-properties fo:color="#3333ff" style:font-name="Arial" fo:font-size="12pt" fo:font-weight="bold" officeooo:rsid="000c2e41" officeooo:paragraph-rsid="00182702" style:font-size-asian="12pt" style:font-weight-asian="bold" style:font-size-complex="12pt" style:font-weight-complex="bold"/>
    </style:style>
    <style:style style:name="P9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P10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P11" style:family="paragraph" style:parent-style-name="Normal">
      <style:paragraph-properties fo:margin-top="0in" fo:margin-bottom="0in" loext:contextual-spacing="false" fo:text-align="start" style:justify-single-word="false"/>
      <style:text-properties style:font-name="Arial" fo:font-size="14pt" fo:font-weight="bold" officeooo:rsid="000c2e41" officeooo:paragraph-rsid="0017cde4" style:font-size-asian="14pt" style:font-weight-asian="bold" style:font-size-complex="14pt" style:font-weight-complex="bold"/>
    </style:style>
    <style:style style:name="P12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weight="bold" officeooo:rsid="000c2e41" officeooo:paragraph-rsid="000c2e4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fo:font-weight="bold" officeooo:rsid="002a9581" officeooo:paragraph-rsid="002a958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c2e41" officeooo:paragraph-rsid="003098d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weight="bold" officeooo:rsid="0040e014" officeooo:paragraph-rsid="0040e01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weight="normal" officeooo:rsid="004cd5fa" officeooo:paragraph-rsid="004cd5f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weight="normal" officeooo:rsid="004a66c3" officeooo:paragraph-rsid="004f1a2e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fo:font-weight="bold" officeooo:rsid="002ccfc5" officeooo:paragraph-rsid="00453933" fo:background-color="transparent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fo:font-weight="bold" officeooo:rsid="000c2e41" officeooo:paragraph-rsid="0045a978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c2e41" officeooo:paragraph-rsid="0045a978" style:font-size-asian="12pt" style:font-weight-asian="normal" style:font-size-complex="12pt" style:font-weight-complex="normal"/>
    </style:style>
    <style:style style:name="T1" style:family="text">
      <style:text-properties style:font-name="Arial1" fo:font-size="26pt" fo:font-weight="bold" style:font-size-asian="26pt" style:font-weight-asian="bold" style:font-name-complex="Arial1"/>
    </style:style>
    <style:style style:name="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T3" style:family="text">
      <style:text-properties officeooo:rsid="002c6573"/>
    </style:style>
    <style:style style:name="T4" style:family="text">
      <style:text-properties officeooo:rsid="0042cbaf"/>
    </style:style>
    <style:style style:name="T5" style:family="text">
      <style:text-properties officeooo:rsid="00199386"/>
    </style:style>
    <style:style style:name="T6" style:family="text">
      <style:text-properties officeooo:rsid="00182702"/>
    </style:style>
    <style:style style:name="T7" style:family="text">
      <style:text-properties officeooo:rsid="002a9581"/>
    </style:style>
    <style:style style:name="T8" style:family="text">
      <style:text-properties officeooo:rsid="002b6b47"/>
    </style:style>
    <style:style style:name="T9" style:family="text">
      <style:text-properties officeooo:rsid="002ccfc5"/>
    </style:style>
    <style:style style:name="T10" style:family="text">
      <style:text-properties officeooo:rsid="00394e2d"/>
    </style:style>
    <style:style style:name="T11" style:family="text">
      <style:text-properties officeooo:rsid="003f174c"/>
    </style:style>
    <style:style style:name="T12" style:family="text">
      <style:text-properties officeooo:rsid="00453933"/>
    </style:style>
    <style:style style:name="T13" style:family="text">
      <style:text-properties officeooo:rsid="00453933" fo:background-color="transparent" loext:char-shading-value="0"/>
    </style:style>
    <style:style style:name="T14" style:family="text">
      <style:text-properties officeooo:rsid="0045a978"/>
    </style:style>
    <style:style style:name="T15" style:family="text">
      <style:text-properties fo:font-weight="bold" officeooo:rsid="0045a978" style:font-weight-asian="bold" style:font-weight-complex="bold"/>
    </style:style>
    <style:style style:name="T16" style:family="text">
      <style:text-properties officeooo:rsid="004aed9b"/>
    </style:style>
    <style:style style:name="T17" style:family="text">
      <style:text-properties officeooo:rsid="004ca7e5"/>
    </style:style>
    <style:style style:name="T18" style:family="text">
      <style:text-properties officeooo:rsid="004cd5fa"/>
    </style:style>
    <style:style style:name="T19" style:family="text">
      <style:text-properties officeooo:rsid="004d5436"/>
    </style:style>
    <style:style style:name="T20" style:family="text">
      <style:text-properties officeooo:rsid="0051f873"/>
    </style:style>
    <style:style style:name="T21" style:family="text">
      <style:text-properties officeooo:rsid="00530d40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4">Seznam <text:span text:style-name="T11">Delov Stavbe</text:span></text:p>
      <text:p text:style-name="P14"/>
      <text:p text:style-name="P16"><text:span text:style-name="T21">Vključeni programo</text:span>:</text:p>
      <text:p text:style-name="P17">{% for <text:span text:style-name="T19">object</text:span> in program %}</text:p>
      <text:p text:style-name="P18">{{ <text:span text:style-name="T19">object</text:span>.<text:span text:style-name="T16">oznaka</text:span> }}<text:span text:style-name="T18">|</text:span>{{ <text:span text:style-name="T19">object</text:span>.<text:span text:style-name="T17">naziv</text:span> }}</text:p>
      <text:p text:style-name="P17">{% endfor %}</text:p>
      <text:p text:style-name="P13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{{ plan.oznaka }}</text:p>
          </table:table-cell>
          <table:table-cell table:style-name="Table3.B1" table:number-columns-spanned="2" office:value-type="string">
            <text:p text:style-name="P15">{{ plan.naziv }}</text:p>
          </table:table-cell>
          <table:covered-table-cell/>
        </table:table-row>
        <table:table-row>
          <table:table-cell table:style-name="Table3.A2" office:value-type="string">
            <text:p text:style-name="P8">Oznaka </text:p>
          </table:table-cell>
          <table:table-cell table:style-name="Table3.B2" office:value-type="string">
            <text:p text:style-name="P8">Oznaka opravila</text:p>
          </table:table-cell>
          <table:table-cell table:style-name="Table3.C2" office:value-type="string">
            <text:p text:style-name="P8">Naziv <text:span text:style-name="T6">opravila</text:span></text:p>
          </table:table-cell>
        </table:table-row>
        <table:table-row>
          <table:table-cell table:style-name="Table3.A3" office:value-type="string">
            <text:p text:style-name="P20">{% for <text:span text:style-name="T12">object</text:span> in <text:span text:style-name="T13">deli_filter_list</text:span><text:span text:style-name="T9"> </text:span><text:s/>%<text:span text:style-name="T10">}</text:span>{{ <text:span text:style-name="T14">object</text:span>.oznaka }}</text:p>
          </table:table-cell>
          <table:table-cell table:style-name="Table3.B3" office:value-type="string">
            <text:p text:style-name="P21">{{ <text:span text:style-name="T15">object</text:span>.<text:span text:style-name="T7">naziv</text:span> }}</text:p>
          </table:table-cell>
          <table:table-cell table:style-name="Table3.C3" office:value-type="string">
            <text:p text:style-name="P21">{{ <text:span text:style-name="T15">object</text:span>.<text:span text:style-name="T14">funkcija</text:span> }}</text:p>
          </table:table-cell>
        </table:table-row>
        <table:table-row>
          <table:table-cell table:style-name="Table3.A3" office:value-type="string">
            <text:p text:style-name="P4">{% endfor %}</text:p>
          </table:table-cell>
          <table:table-cell table:style-name="Table3.B3" office:value-type="string">
            <text:p text:style-name="P7"/>
          </table:table-cell>
          <table:table-cell table:style-name="Table3.C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8in" style:rel-column-width="32760*"/>
    </style:style>
    <style:style style:name="Table2.B" style:family="table-column">
      <style:table-column-properties style:column-width="3.3472in" style:rel-column-width="32775*"/>
    </style:style>
    <style:style style:name="Table2.A1" style:family="table-cell">
      <style:table-cell-properties style:vertical-align="" fo:padding="0.0382in" fo:border="none"/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Header">
      <style:text-properties officeooo:paragraph-rsid="0017cde4"/>
    </style:style>
    <style:style style:name="MP2" style:family="paragraph" style:parent-style-name="Table_20_Contents">
      <style:text-properties officeooo:paragraph-rsid="00199386"/>
    </style:style>
    <style:style style:name="MP3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M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MP5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</style:style>
    <style:style style:name="MT1" style:family="text">
      <style:text-properties style:font-name="Arial1" fo:font-size="26pt" fo:font-weight="bold" style:font-size-asian="26pt" style:font-weight-asian="bold" style:font-name-complex="Arial1"/>
    </style:style>
    <style:style style:name="M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MT3" style:family="text">
      <style:text-properties officeooo:rsid="002c6573"/>
    </style:style>
    <style:style style:name="MT4" style:family="text">
      <style:text-properties officeooo:rsid="0042cbaf"/>
    </style:style>
    <style:style style:name="MT5" style:family="text">
      <style:text-properties officeooo:rsid="00199386"/>
    </style:style>
    <style:style style:name="M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text:span text:style-name="Default_20_Paragraph_20_Font"><text:span text:style-name="MT1"><draw:a xlink:type="simple" xlink:href="http://www.eda5.si/" office:name="eda5"><draw:frame draw:style-name="Mfr1" draw:name="Image1" text:anchor-type="as-char" svg:y="-0.1689in" svg:width="0.1945in" style:rel-width="scale" svg:height="0.1618in" style:rel-height="scale" draw:z-index="1"><draw:image xlink:href="Pictures/1000000000000111000000E9080D796897198098.png" xlink:type="simple" xlink:show="embed" xlink:actuate="onLoad"/></draw:frame></draw:a></text:span></text:span><text:span text:style-name="Default_20_Paragraph_20_Font"><text:span text:style-name="MT1">EDA</text:span></text:span><text:span text:style-name="Default_20_Paragraph_20_Font"><text:span text:style-name="MT2">FM</text:span></text:span></text:p>
            </table:table-cell>
            <table:table-cell table:style-name="Table2.B1" office:value-type="string">
              <text:p text:style-name="MP3"><text:span text:style-name="MT3">LS</text:span>-0<text:span text:style-name="MT4">2</text:span>-20170220-0001</text:p>
              <text:p text:style-name="MP4">Nova Gorica, <text:span text:style-name="MT5">{{ datum_danes }}</text:span></text:p>
            </table:table-cell>
          </table:table-row>
        </table:table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5">Dokument je last EDAFM d.o.o. Neavtorizirano kopiranje ni dovoljeno.</text:p>
            </table:table-cell>
            <table:table-cell table:style-name="Table1.A1" office:value-type="string">
              <text:p text:style-name="MP6"><draw:frame draw:style-name="Mfr2" draw:name="Picture 3" text:anchor-type="as-char" svg:width="0.5291in" style:rel-width="scale" svg:height="0.4547in" style:rel-height="scale" draw:z-index="0"><draw:image xlink:href="Pictures/1000000000000111000000E9E81027BAE931A6A8.png" xlink:type="simple" xlink:show="embed" xlink:actuate="onLoad"/></draw:frame></text:p>
            </table:table-cell>
          </table:table-row>
        </table:table>
        <text:p text:style-name="Footer"/>
      </style:footer>
    </style:master-page>
    <style:master-page style:name="MP0" style:page-layout-name="Mpm2">
      <style:header>
        <text:p text:style-name="Normal"><text:s/></text:p>
      </style:header>
      <style:footer>
        <text:p text:style-name="Footer">EDA FM, upravljanje stavb, d.o.o.</text:p>
        <text:p text:style-name="Footer">Delpinova ulica 18 B</text:p>
        <text:p text:style-name="Footer">5000 Nova Gor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48:57.687926572</meta:creation-date>
    <dc:date>2017-02-21T23:25:04.581982389</dc:date>
    <meta:editing-duration>PT1H13M23S</meta:editing-duration>
    <meta:editing-cycles>68</meta:editing-cycles>
    <meta:generator>LibreOffice/5.1.4.2$Linux_X86_64 LibreOffice_project/10m0$Build-2</meta:generator>
    <meta:document-statistic meta:table-count="3" meta:image-count="2" meta:object-count="0" meta:page-count="1" meta:paragraph-count="23" meta:word-count="75" meta:character-count="483" meta:non-whitespace-character-count="426"/>
  </office:meta>
</office:document-meta>
</file>